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Sans NF" svg:font-family="'NotoSans NF'" style:font-family-generic="system" style:font-pitch="variable"/>
    <style:font-face style:name="OpenSymbol" svg:font-family="OpenSymbol" style:font-charset="x-symbol"/>
  </office:font-face-decls>
  <office:automatic-styles>
    <style:style style:name="P1" style:family="paragraph" style:parent-style-name="Heading_20_1">
      <style:text-properties fo:language="en" fo:country="GB" officeooo:rsid="004d9621" officeooo:paragraph-rsid="00506fa2"/>
    </style:style>
    <style:style style:name="P2" style:family="paragraph" style:parent-style-name="Heading_20_2">
      <style:paragraph-properties fo:margin-top="0cm" fo:margin-bottom="0.247cm" style:contextual-spacing="false" fo:text-align="justify" style:justify-single-word="false"/>
      <style:text-properties officeooo:rsid="004d9621"/>
    </style:style>
    <style:style style:name="P3" style:family="paragraph" style:parent-style-name="Heading_20_3">
      <style:paragraph-properties fo:margin-top="0cm" fo:margin-bottom="0.247cm" style:contextual-spacing="false" fo:text-align="justify" style:justify-single-word="false"/>
      <style:text-properties officeooo:rsid="004d9621"/>
    </style:style>
    <style:style style:name="P4" style:family="paragraph" style:parent-style-name="Text_20_body" style:list-style-name="L1">
      <style:paragraph-properties fo:margin-top="0cm" fo:margin-bottom="0cm" style:contextual-spacing="false"/>
      <style:text-properties officeooo:rsid="004d9621"/>
    </style:style>
    <style:style style:name="P5" style:family="paragraph" style:parent-style-name="Text_20_body" style:list-style-name="L1">
      <style:text-properties officeooo:rsid="004d9621"/>
    </style:style>
    <style:style style:name="P6" style:family="paragraph" style:parent-style-name="Text_20_body">
      <style:text-properties officeooo:rsid="0091ea18" officeooo:paragraph-rsid="0091ea18"/>
    </style:style>
    <style:style style:name="P7" style:family="paragraph" style:parent-style-name="Heading_20_4">
      <style:paragraph-properties fo:margin-top="0cm" fo:margin-bottom="0.247cm" style:contextual-spacing="false" fo:text-align="justify" style:justify-single-word="false"/>
      <style:text-properties officeooo:rsid="004d9621"/>
    </style:style>
    <style:style style:name="P8" style:family="paragraph" style:parent-style-name="Text_20_body">
      <style:text-properties officeooo:rsid="004d9621"/>
    </style:style>
    <style:style style:name="P9" style:family="paragraph" style:parent-style-name="Text_20_body">
      <style:text-properties officeooo:rsid="0089b5f9" officeooo:paragraph-rsid="0089b5f9"/>
    </style:style>
    <style:style style:name="P10" style:family="paragraph" style:parent-style-name="Text_20_body">
      <style:text-properties officeooo:rsid="004d9621" officeooo:paragraph-rsid="0077e8f3"/>
    </style:style>
    <style:style style:name="P11" style:family="paragraph" style:parent-style-name="Text_20_body">
      <style:text-properties officeooo:rsid="004d9621" officeooo:paragraph-rsid="00799634"/>
    </style:style>
    <style:style style:name="P12" style:family="paragraph" style:parent-style-name="Text_20_body">
      <style:text-properties officeooo:rsid="007afd8a" officeooo:paragraph-rsid="007afd8a"/>
    </style:style>
    <style:style style:name="P13" style:family="paragraph" style:parent-style-name="Text_20_body">
      <style:text-properties officeooo:rsid="004d9621" officeooo:paragraph-rsid="0089b5f9"/>
    </style:style>
    <style:style style:name="P14" style:family="paragraph" style:parent-style-name="Text_20_body" style:list-style-name="L2">
      <style:paragraph-properties fo:margin-top="0cm" fo:margin-bottom="0cm" style:contextual-spacing="false"/>
      <style:text-properties officeooo:rsid="004d9621"/>
    </style:style>
    <style:style style:name="P15" style:family="paragraph" style:parent-style-name="Text_20_body" style:list-style-name="L2">
      <style:text-properties officeooo:rsid="004d9621"/>
    </style:style>
    <style:style style:name="P16" style:family="paragraph" style:parent-style-name="Text_20_body">
      <style:text-properties officeooo:rsid="008a6eab" officeooo:paragraph-rsid="008b6201"/>
    </style:style>
    <style:style style:name="P17" style:family="paragraph" style:parent-style-name="Text_20_body">
      <style:text-properties fo:font-weight="bold" officeooo:rsid="007d7f51" officeooo:paragraph-rsid="007d7f51" style:font-weight-asian="bold" style:font-weight-complex="bold"/>
    </style:style>
    <style:style style:name="P18" style:family="paragraph" style:parent-style-name="Text_20_body">
      <style:text-properties fo:font-weight="normal" officeooo:rsid="007d7f51" officeooo:paragraph-rsid="007d7f51" style:font-weight-asian="normal" style:font-weight-complex="normal"/>
    </style:style>
    <style:style style:name="P19" style:family="paragraph" style:parent-style-name="Text_20_body">
      <style:text-properties officeooo:rsid="0083ac31" officeooo:paragraph-rsid="0083ac31"/>
    </style:style>
    <style:style style:name="P20" style:family="paragraph" style:parent-style-name="Text_20_body">
      <style:text-properties officeooo:rsid="0083f6ff" officeooo:paragraph-rsid="0083f6ff"/>
    </style:style>
    <style:style style:name="P21" style:family="paragraph" style:parent-style-name="Text_20_body">
      <style:text-properties officeooo:rsid="00851d01" officeooo:paragraph-rsid="00851d01"/>
    </style:style>
    <style:style style:name="P22" style:family="paragraph" style:parent-style-name="Text_20_body">
      <style:text-properties officeooo:rsid="004d9621" officeooo:paragraph-rsid="008cce0f"/>
    </style:style>
    <style:style style:name="P23" style:family="paragraph" style:parent-style-name="Text_20_body">
      <style:text-properties officeooo:rsid="004d9621" officeooo:paragraph-rsid="008f7a51"/>
    </style:style>
    <style:style style:name="P24" style:family="paragraph" style:parent-style-name="Text_20_body">
      <style:text-properties officeooo:rsid="008f7a51" officeooo:paragraph-rsid="008f7a51"/>
    </style:style>
    <style:style style:name="P25" style:family="paragraph" style:parent-style-name="Text_20_body">
      <style:text-properties officeooo:rsid="008df245" officeooo:paragraph-rsid="008df245"/>
    </style:style>
    <style:style style:name="P26" style:family="paragraph" style:parent-style-name="Text_20_body">
      <style:text-properties officeooo:rsid="0092443f" officeooo:paragraph-rsid="0093f0ce"/>
    </style:style>
    <style:style style:name="P27" style:family="paragraph" style:parent-style-name="Text_20_body">
      <style:text-properties officeooo:rsid="008f7a51" officeooo:paragraph-rsid="0093f0ce"/>
    </style:style>
    <style:style style:name="P28" style:family="paragraph" style:parent-style-name="Text_20_body">
      <style:paragraph-properties fo:margin-top="0cm" fo:margin-bottom="0.247cm" style:contextual-spacing="false" fo:text-align="justify" style:justify-single-word="false"/>
      <style:text-properties fo:language="en" fo:country="GB" officeooo:rsid="004d9621"/>
    </style:style>
    <style:style style:name="P29" style:family="paragraph" style:parent-style-name="Heading_20_4">
      <style:paragraph-properties fo:margin-top="0cm" fo:margin-bottom="0.247cm" style:contextual-spacing="false" fo:text-align="justify" style:justify-single-word="false"/>
      <style:text-properties fo:language="en" fo:country="GB" officeooo:rsid="004d9621"/>
    </style:style>
    <style:style style:name="T1" style:family="text">
      <style:text-properties officeooo:rsid="0091ea18"/>
    </style:style>
    <style:style style:name="T2" style:family="text">
      <style:text-properties officeooo:rsid="00797208"/>
    </style:style>
    <style:style style:name="T3" style:family="text">
      <style:text-properties officeooo:rsid="00878459"/>
    </style:style>
    <style:style style:name="T4" style:family="text">
      <style:text-properties officeooo:rsid="0089b5f9"/>
    </style:style>
    <style:style style:name="T5" style:family="text">
      <style:text-properties officeooo:rsid="00886015"/>
    </style:style>
    <style:style style:name="T6" style:family="text">
      <style:text-properties officeooo:rsid="008c2b38"/>
    </style:style>
    <style:style style:name="T7" style:family="text">
      <style:text-properties officeooo:rsid="007ca237"/>
    </style:style>
    <style:style style:name="T8" style:family="text">
      <style:text-properties officeooo:rsid="0077e8f3"/>
    </style:style>
    <style:style style:name="T9" style:family="text">
      <style:text-properties officeooo:rsid="00799634"/>
    </style:style>
    <style:style style:name="T10" style:family="text">
      <style:text-properties officeooo:rsid="008a6eab"/>
    </style:style>
    <style:style style:name="T11" style:family="text">
      <style:text-properties officeooo:rsid="007bc76c"/>
    </style:style>
    <style:style style:name="T12" style:family="text">
      <style:text-properties officeooo:rsid="007c7c32"/>
    </style:style>
    <style:style style:name="T13" style:family="text">
      <style:text-properties officeooo:rsid="008b6201"/>
    </style:style>
    <style:style style:name="T14" style:family="text">
      <style:text-properties officeooo:rsid="007d7f51"/>
    </style:style>
    <style:style style:name="T15" style:family="text">
      <style:text-properties officeooo:rsid="007f73bc"/>
    </style:style>
    <style:style style:name="T16" style:family="text">
      <style:text-properties officeooo:rsid="0083ac31"/>
    </style:style>
    <style:style style:name="T17" style:family="text">
      <style:text-properties officeooo:rsid="0081433b"/>
    </style:style>
    <style:style style:name="T18" style:family="text">
      <style:text-properties officeooo:rsid="0082541c"/>
    </style:style>
    <style:style style:name="T19" style:family="text">
      <style:text-properties officeooo:rsid="0083f6ff"/>
    </style:style>
    <style:style style:name="T20" style:family="text">
      <style:text-properties officeooo:rsid="00851d01"/>
    </style:style>
    <style:style style:name="T21" style:family="text">
      <style:text-properties officeooo:rsid="00903606"/>
    </style:style>
    <style:style style:name="T22" style:family="text">
      <style:text-properties officeooo:rsid="008c8c50"/>
    </style:style>
    <style:style style:name="T23" style:family="text">
      <style:text-properties officeooo:rsid="008cce0f"/>
    </style:style>
    <style:style style:name="T24" style:family="text">
      <style:text-properties officeooo:rsid="008df245"/>
    </style:style>
    <style:style style:name="T25" style:family="text">
      <style:text-properties officeooo:rsid="008f7a51"/>
    </style:style>
    <style:style style:name="T26" style:family="text">
      <style:text-properties officeooo:rsid="0093f0c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HADOW DETECTIVE: A NOVEL</text:h>
      <text:h text:style-name="P2" text:outline-level="2">Chapter-by-Chapter Summary</text:h>
      <text:h text:style-name="P3" text:outline-level="3">CORE THEMES</text:h>
      <text:list text:style-name="L1">
        <text:list-item>
          <text:p text:style-name="P4"><text:span text:style-name="Strong_20_Emphasis">Symbiotic Transformation</text:span>: The merging of human and demon evolving both entities into something new </text:p>
        </text:list-item>
        <text:list-item>
          <text:p text:style-name="P4"><text:span text:style-name="Strong_20_Emphasis">Justice vs. Corruption</text:span>: Exploring the use of dark means to fight greater evils </text:p>
        </text:list-item>
        <text:list-item>
          <text:p text:style-name="P4"><text:span text:style-name="Strong_20_Emphasis">Pattern of Souls</text:span>: The interconnected <text:span text:style-name="T1">tatooed </text:span>victims revealing a larger conspiracy </text:p>
        </text:list-item>
        <text:list-item>
          <text:p text:style-name="P4"><text:span text:style-name="Strong_20_Emphasis">Past and Present Colliding</text:span>: How Mick's failure with Jamie connects to current events </text:p>
        </text:list-item>
        <text:list-item>
          <text:p text:style-name="P5"><text:span text:style-name="Strong_20_Emphasis">Redemption Through Understanding</text:span>: Both Mick and <text:span text:style-name="T1">Marchosias</text:span> finding unexpected paths to redemption </text:p>
        </text:list-item>
      </text:list>
      <text:h text:style-name="Heading_20_3" text:outline-level="3">DEVELOPMENTS</text:h>
      <text:p text:style-name="P6"><text:span text:style-name="Strong_20_Emphasis">Liz as a target</text:span>: Having Mick's sister become endangered raises the emotional stakes dramatically. It forces Mick to confront how his supernatural entanglement affects those he cares about, and potentially creates tension between him and Marchosias about how to handle the situation. This could be a pivotal moment where their alliance is tested - does Marchosias see her as bait, leverage, or genuinely worth protecting because of Mick's feelings? </text:p>
      <text:p text:style-name="P6"><text:span text:style-name="Strong_20_Emphasis">The sigil trail and trafficking syndicate</text:span>: This is a brilliant connection that ties together the supernatural and human evil elements of your story. The revelation that trafficked humans are being exported as souls to hell creates a perfect thematic link between Mick's pre-possession work (saving vulnerable people) and his new supernatural reality. It gives urgency to their investigation beyond just solving crimes in the human realm. </text:p>
      <text:p text:style-name="P6"><text:soft-page-break/><text:span text:style-name="Strong_20_Emphasis">The missing days as demon-hunting</text:span>: Having Marchosias use those initial days of complete control to eliminate the occultists creates interesting moral questions. Were they evil people deserving their fate, or misguided amateurs who paid too high a price? This could be gradually revealed to Mick, forcing him to reckon with what his body was used for without his knowledge. </text:p>
      <text:p text:style-name="P6"><text:span text:style-name="Strong_20_Emphasis">Marchosias's backstory</text:span>: A failed coup attempt explains why Marchosias would be both powerful and vulnerable - a perfect combination for your narrative. It gives the demon both gravitas (important enough to attempt seizing power) and desperation (now hunted by more powerful entities). The themes of betrayal and infighting in hell create interesting parallels to the corruption Mick might have experienced in the police force.</text:p>
      <text:h text:style-name="P3" text:outline-level="3">PART ONE: POSSESSION</text:h>
      <text:h text:style-name="P7" text:outline-level="4">Chapter 1: The Fall</text:h>
      <text:p text:style-name="P8">Michael "Mick" Hargraves, a disgraced former detective, drinks himself into a dangerous stupor after a case reminds him of his greatest failure—a child he couldn't save. Mixing bourbon with painkillers, he stumbles through East London. <text:span text:style-name="T2">In an effort to get out of the driving rain, Mick takes shelter in </text:span>St. Agnes, an abandoned church. As he collapses from an <text:span text:style-name="T3">accidental </text:span>overdose, shadows thicken around him, and whispers fill the air before darkness claims him.</text:p>
      <text:h text:style-name="P7" text:outline-level="4">Chapter 2: The Voice</text:h>
      <text:p text:style-name="P8">Mick awakens in his apartment three days later with no memory of how he got there. <text:span text:style-name="T4">We must revisit the happenings of these missing days later. </text:span>While investigating his mysterious blackout, <text:span text:style-name="T2">he traces his way back to St. Agnes’ where he discovers kids, or vandals have mocked up the altar with occult symbols. H</text:span>e hears a voice in his head that isn't his own. Initially dismissing it as a hallucination from his substance abuse, the voice persists, <text:span text:style-name="T2">telling him this isn’t he work of children. “Misguided as they are, these were not children</text:span>.” <text:span text:style-name="T3">Mick gets a vision of five people hooded and </text:span><text:soft-page-break/><text:span text:style-name="T3">chanting around a candle lit alter. </text:span><text:span text:style-name="T5">Their words open a rent in time and space and something hideous can be seen trying to enter. One of them panics and runs, breaking whatever spell they had conjured. The other four are also forced to flee as the thing they sought to control breaks free of the portal, </text:span><text:span text:style-name="T4">just as the vision ends.</text:span></text:p>
      <text:p text:style-name="P9">The missing three days and nights could be a tale of how the demon hunted down and took the souls of the occultists that summoned it, giving it more power in this new realm of existence. <text:span text:style-name="T6">A necessary action to prevent its return to hell.</text:span></text:p>
      <text:h text:style-name="P7" text:outline-level="4">Chapter 3: Struggling for Control</text:h>
      <text:p text:style-name="P10"><text:span text:style-name="T7">The voices in his head </text:span><text:span text:style-name="T3">whisper incessantly</text:span><text:span text:style-name="T7">, Mick believes it’s related to his drinking and drugs. He’s having some kind of break down, and the voices are the result of mental illness or some fracture in his mind. Mick refuses to believe he’s possessed, it goes against his core beliefs about religion, any religion. </text:span>The demon attempts to assert dominance over Mick, <text:span text:style-name="T8">by manipulating him towards drink</text:span>. <text:span text:style-name="T8">These aren’t new thoughts for Mick, he hardly needs to be directed to drink, his alcoholism and drug addiction see to that.</text:span> <text:span text:style-name="T8">We find that d</text:span>uring moments of weakness—drunkenness, sleep, or emotional distress.</text:p>
      <text:p text:style-name="P11">Their first major power struggle occurs when the demon tries to pursue its own agenda, <text:span text:style-name="T2">and Mick succumbs to drink and drugs once more. </text:span>Mick finds himself a passenger in his own body, <text:span text:style-name="T9">only partially awakening and getting flashes of the demons activities. </text:span><text:span text:style-name="T4">Probably as the demon finds and consumes the last of the occultists.</text:span><text:span text:style-name="T9"> When he awakens he realises he’s not in the expected hug over condition. His mind seems sharp, he feels rested, but realises he’s lost another two days.</text:span></text:p>
      <text:h text:style-name="P7" text:outline-level="4">Chapter 4: The <text:span text:style-name="T10">Visit</text:span></text:h>
      <text:p text:style-name="P12">Mick’s sister <text:span text:style-name="T7">Liz, </text:span>pays a visit. She’s worried about him, again. He promised to call her, and didn’t. She suspected he’d gone on a bender again. <text:span text:style-name="T11">The demon starts with lewd comments, “She’s attractive. I bet she </text:span><text:soft-page-break/><text:span text:style-name="T11">can be a lot of fun.” “Stop, she’s my sister.” “</text:span><text:span text:style-name="T3">Then that could be even more fun.</text:span><text:span text:style-name="T11">” “</text:span><text:span text:style-name="T3">Stop it!”</text:span><text:span text:style-name="T11"> His sister picks up on the strange interaction under his breath and is worried about him. “It’s OK. I’m just a bit run down. Too much booze. I know I promised to give it a rest, but …” “We’re both worried about you.” “Now I know you’re lying. Bob hates my guts.” </text:span><text:span text:style-name="T7">She convinces him he needs to work, he has bills to pay, and she can’t afford to keep bailing him out.</text:span></text:p>
      <text:h text:style-name="P3" text:outline-level="3">PART TWO: ADAPTATION</text:h>
      <text:h text:style-name="P7" text:outline-level="4">Chapter 5: The First Case</text:h>
      <text:p text:style-name="P8">Mick takes on a case involving missing homeless youth. <text:span text:style-name="T4">Unknowing w</text:span>ith the demon's enhanced senses, he discovers clues invisible to normal humans, <text:span text:style-name="T12">he spots when people are lying to him</text:span>. <text:span text:style-name="T12">He’s always been good at reading people, but this is above and beyond.</text:span> The investigation leads <text:span text:style-name="T12">him</text:span> to a warehouse where young people are being held before transport. When Mick is ambushed and shot, the demon takes control during this moment of weakness, consuming the assailant's soul and leaving the body with black, drained eyes. Mick awakens to find himself mysteriously healed and deeply disturbed by what <text:span text:style-name="T12">he sees, </text:span><text:span text:style-name="T10">and even more disturbed by the memories of the demon in control.</text:span></text:p>
      <text:h text:style-name="P7" text:outline-level="4">Chapter 6: The Interrogation</text:h>
      <text:p text:style-name="P8">Detective Diana Reeves, Mick's former partner, brings him in for questioning about the incident at the warehouse. “<text:span text:style-name="T7">I knew it wouldn’t be long before I saw you on that side of the table.” </text:span>The security footage shows static during critical moments, but the bullet hole in Mick's shirt and the unexplained corpse demand answers. Mick remains evasive and belligerent while the demon observes silently, assessing Reeves as a threat. </text:p>
      <text:p text:style-name="P8"><text:span text:style-name="T12">Reeve’s </text:span>sits across from <text:span text:style-name="T12">Mick </text:span>in the stark interrogation room, a file folder slapped down between them. The security footage plays on a monitor in the corner, frozen on the frame showing <text:span text:style-name="T12">Mick</text:span> sprawled on the ground after being shot.</text:p>
      <text:p text:style-name="P8"><text:soft-page-break/>"Let's try this again," the ex-colleague says, frustration evident. "How did the bullet hole, and blood on your clothes, get there?"</text:p>
      <text:p text:style-name="P8"><text:span text:style-name="T7">Mick</text:span> shrugs, deliberately casual. "This is an old shirt. I think I fell over."</text:p>
      <text:p text:style-name="P8">"You fell. Onto a bullet?" <text:span text:style-name="T13">Reeves</text:span> pushes forward a plastic evidence bag containing the bloody bullet. "The one with your blood type on it?"</text:p>
      <text:p text:style-name="P8">"Maybe I cut myself earlier. I don't know."</text:p>
      <text:p text:style-name="P8">"Cut yourself in exactly the shape of a bullet hole, <text:span text:style-name="T13">and then healed the wound like it never happened</text:span>? You expect me to believe that?"</text:p>
      <text:p text:style-name="P8"><text:span text:style-name="T12">Mick</text:span> leans back, a practised nonchalance that antagonises his former colleague. "Believe what you want. You <text:span text:style-name="T12">know you </text:span>don't have enough to hold me."</text:p>
      <text:p text:style-name="P8">Inside his head, the demon remains unusually quiet, observing the interaction with interest as <text:span text:style-name="T12">Mick</text:span> navigates the dangerous questioning.</text:p>
      <text:p text:style-name="P8"><text:span text:style-name="T13">Reeves</text:span> jaw tightens as <text:span text:style-name="T13">s</text:span>he points to the monitor. "The guy had no wounds, no trauma. Just those... eyes." <text:span text:style-name="T13">Sh</text:span>e leans in closer. "What happened during those missing minutes?"</text:p>
      <text:p text:style-name="P8">"I told you. I was unconscious. I got jumped, blacked out, woke up with him already dead."</text:p>
      <text:p text:style-name="P8">"Nobody's eyes turn completely black from natural causes."</text:p>
      <text:p text:style-name="P8">"I'm not a doctor."</text:p>
      <text:p text:style-name="P8"><text:span text:style-name="T13">Reeves</text:span> slams a hand on the table. "Damn it! I know you're hiding something. This isn't the first weird case that follows you around."</text:p>
      <text:p text:style-name="P13">After his release, <text:span text:style-name="T12">the demon puts ideas into </text:span>Mick’<text:span text:style-name="T12">s head</text:span> that Reeves has been tracking his activities for some time.</text:p>
      <text:p text:style-name="P8">This approach accomplishes several things:</text:p>
      <text:list text:style-name="L2">
        <text:list-item>
          <text:p text:style-name="P14"><text:soft-page-break/>Shows <text:span text:style-name="T13">Mick</text:span> actively covering up what happened rather than being confused </text:p>
        </text:list-item>
        <text:list-item>
          <text:p text:style-name="P14">Establishes the pattern of similar cases that might have occurred before </text:p>
        </text:list-item>
        <text:list-item>
          <text:p text:style-name="P15">Heightens the antagonism between the characters</text:p>
        </text:list-item>
      </text:list>
      <text:p text:style-name="P8"/>
      <text:h text:style-name="P7" text:outline-level="4">Chapter 7: <text:span text:style-name="T14">Existential Crisis</text:span></text:h>
      <text:p text:style-name="P8">After being released from questioning, Mick returns to his rundown apartment, thoughts racing. He paces, occasionally glancing at his reflection in a cracked mirror, half-expecting to see something else looking back.</text:p>
      <text:p text:style-name="P8">"You're real," he finally says aloud to the empty room. "You're actually real."</text:p>
      <text:p text:style-name="P8">The demon's voice emerges in his mind, amused. <text:span text:style-name="Emphasis">"Took a bullet to convince you? Humans are remarkably stubborn."</text:span></text:p>
      <text:p text:style-name="P8">Mick pours himself a drink with shaking hands. "If you're real... does that mean it's all real? God? Heaven? Hell? Everything I've rejected my entire life? <text:span text:style-name="T10">Does that mean I’m possessed?</text:span>"</text:p>
      <text:p text:style-name="P8"><text:span text:style-name="Emphasis">"There's far more to it than that."</text:span> The demon's tone shifts, becoming both cryptic and weary. <text:span text:style-name="Emphasis">"Your religions capture fragments of truth wrapped in centuries of misinterpretation."</text:span></text:p>
      <text:p text:style-name="P8">"That's not an answer."</text:p>
      <text:p text:style-name="P8"><text:span text:style-name="Emphasis">"You couldn't comprehend the full answer. Not yet."</text:span> A pause. <text:span text:style-name="Emphasis">"But yes, there are... planes beyond your physical world. Powers older than your concept of divinity."</text:span></text:p>
      <text:p text:style-name="P8">Mick downs the drink in one gulp. "And what about souls? That man's eyes..."</text:p>
      <text:p text:style-name="P8"><text:soft-page-break/><text:span text:style-name="Emphasis">"You saw what happens when essence is consumed. His energy now strengthens us."</text:span></text:p>
      <text:p text:style-name="P8">"Us?" Mick's voice rises. "There is no 'us.' I never agreed to this."</text:p>
      <text:p text:style-name="P8"><text:span text:style-name="Emphasis">"Yet here we are, both still alive because of what I did. What WE did."</text:span></text:p>
      <text:p text:style-name="P8">Mick falls silent, contemplating the impossible reality he now faces. His entire world view has been shattered, yet he's been given irrefutable proof of something beyond the material world.</text:p>
      <text:p text:style-name="P16">“What is it you want from me?”</text:p>
      <text:p text:style-name="P16">“All in good time.”</text:p>
      <text:p text:style-name="P8"><text:span text:style-name="T10">T</text:span>he demon falls silent, leaving Mick alone with his existential crisis and growing paranoia.</text:p>
      <text:p text:style-name="P17">Chapter 8: I Scream</text:p>
      <text:p text:style-name="P18">Whilst pursuing more leads on the missing youth he enters a park. The voice in Micks head asks, “What is that unholy racket?” It’s an ice cream van. “… but what is that delicious smell? We must go to it.” <text:span text:style-name="T15">The demon sees children eating ice cream cones and compels Mick to buy one.</text:span></text:p>
      <text:p text:style-name="P8">In a moment of dark humour, <text:span text:style-name="T14">the demon</text:span> takes control to indulge <text:span text:style-name="T15">a</text:span> strange craving for vanilla ice cream, <text:span text:style-name="T15">finding it delicious, </text:span>despite Mick's lactose intolerance. This leads to an uncomfortable morning, <text:span text:style-name="T13">with several toilet visits,</text:span> and establishes a running joke between them. <text:span text:style-name="T15">It becomes evident that the demon can manipulate or coerce Mick, even though it’s not in </text:span><text:span text:style-name="T10">full </text:span><text:span text:style-name="T15">control.</text:span></text:p>
      <text:h text:style-name="P7" text:outline-level="4">Chapter <text:span text:style-name="T15">9</text:span>: The Bleed-Through</text:h>
      <text:p text:style-name="P8">Mick begins experiencing the demon's memories in dreams—glimpses of an ancient existence, a betrayal, a fall from grace. Meanwhile, <text:span text:style-name="T15">the demon discovers it</text:span> experiences human emotions through Mick when he drinks to suppress his trauma. During a particularly heavy night of drinking, the demon <text:span text:style-name="T15">ultimately takes control, and whilst out, </text:span>encounters a suicidal <text:soft-page-break/>woman, <text:span text:style-name="T15">about to jump from a bridge. Looking forward to persuading her to leap, the demon can’t shake the emotions connecting it to Mick and his empathy causes it to</text:span> bizarrely talk her out of it, not through compassion but by describing hell's special torments for suicides. This accidental act of "mercy" confuses both entities and hints at their evolving relationship.</text:p>
      <text:h text:style-name="P3" text:outline-level="3">PART THREE: INVESTIGATION</text:h>
      <text:h text:style-name="P7" text:outline-level="4">Chapter <text:span text:style-name="T16">10</text:span>: The Hunter</text:h>
      <text:p text:style-name="P8">Detective Reeves <text:span text:style-name="T15">reluctantly goes to see Mick. “Is this shithole that you live in, passes for what you call an office?” she looks around his flat in destain. “Yeah, well the cleaners got the week off.” There is a bit of banter about what have you lowered yourself to come see me for? It turns out the coroner found a symbol, a tattoo on the dead man’s neck that they had encountered before. An unsolved case, that looked like a ritual killing at the time. Now what are the chances that one of their unsolved cases ends up related to the body Mick was found with? What is he hiding. What does he really know about what’s going on? The demon voice offers a name of the symbol, and Mick inadvertently says it aloud. “What did you say? Is that was this symbol is? What aren’t you telling me?” </text:span><text:span text:style-name="T17">Mick convinces her to let him follow up a few leads. Give him a couple of days and he’ll fill her in. “If you’re lying to me, or spinning me some yarn, I’ll crucify you.” The demon says, “Interesting turn of phrase. I’m quite an expert.”</text:span></text:p>
      <text:h text:style-name="P7" text:outline-level="4">Chapter 1<text:span text:style-name="T16">1</text:span>: <text:span text:style-name="T16">What’s in a </text:span>Name</text:h>
      <text:p text:style-name="P19">The demon wants to know more about the emotions Mick has. “Do all humans have these terrible ‘feelings’? How do you continue to function with such terrifying emotions bombarding your existence? The senses like taste, smell, touch I can understand, but these ‘feelings’…” Mick now understands that even in past possessions the demon has never integrated so fully as to experience true emotions.</text:p>
      <text:p text:style-name="P8">“You know my thoughts. But do you share my memories?” <text:span text:style-name="T17">Mick</text:span> asks.</text:p>
      <text:p text:style-name="P8"><text:soft-page-break/>The demon's voice has a cautious tone. <text:span text:style-name="Emphasis">"Yes, but there are places in your mind your willpower will not allow me to go."</text:span></text:p>
      <text:p text:style-name="P8"><text:span text:style-name="Emphasis"><text:span text:style-name="T18">Mick </text:span></text:span><text:span text:style-name="Emphasis">contemplates this. "So there are things you can't access?"</text:span></text:p>
      <text:p text:style-name="P8"><text:span text:style-name="Emphasis">"Those memories remain for </text:span><text:span text:style-name="Emphasis"><text:span text:style-name="T18">you</text:span></text:span><text:span text:style-name="Emphasis"> only. Protected by your... resistance."</text:span></text:p>
      <text:p text:style-name="P8"><text:span text:style-name="T17">Mick</text:span> takes another drink, something occurring to him. He closes his eyes, focusing not outward but inward, following the mental connection to the demon instead of just hearing its voice.</text:p>
      <text:p text:style-name="P8">Suddenly he glimpses something: a vast darkness, ancient beings, a sensation of falling. Pain. Fear.</text:p>
      <text:p text:style-name="P8">The demon's reaction is immediate and alarmed. <text:span text:style-name="Emphasis">"STOP!"</text:span> The force of its voice makes <text:span text:style-name="T17">Mick</text:span>'s head throb.</text:p>
      <text:p text:style-name="P8">The demon's voice is uncharacteristically shaken. <text:span text:style-name="Emphasis">"You should not go there. I am not even sure how you are able. The human mind is a fragile thing."</text:span></text:p>
      <text:p text:style-name="P8">"Not so one-sided after all, is it?" A small smile plays on the <text:span text:style-name="T17">Mick</text:span>'s lips. "Seems we both have secrets, Marchosias." When Mick speaks the name aloud, the demon reacts with surprise and wariness. Mick questions if knowing the demon's name gives him power, to which Marchosias laughs, explaining that human myths about demonic names are misunderstandings of how supernatural entities function. The name isn't a source of control but simply an identity—though its revelation represents an unexpected level of vulnerability in their connection. This conversation establishes both their deepening bond and sets up more revelations about Marchosias's past.</text:p>
      <text:p text:style-name="P8"><text:span text:style-name="Emphasis">"This is... unprecedented,"</text:span> the demon admits. <text:span text:style-name="Emphasis">"No host has ever accessed a demon's consciousness before."</text:span></text:p>
      <text:p text:style-name="P8">"Maybe it's because I'm not just a host any more, am I? This is a two-way street now."</text:p>
      <text:h text:style-name="P7" text:outline-level="4"><text:soft-page-break/>Chapter 1<text:span text:style-name="T16">2</text:span>: The Pursu<text:span text:style-name="T19">it</text:span></text:h>
      <text:p text:style-name="P20">Mick discusses the tattoo with Marchosias who explains it is a sigil that is used to mark a demons followers. “Demons have followers?” “Humans are simple creatures, often attributing what they cannot understand to higher powers. Following whichever suits their whims.” This marking Marchosias is not familiar with, there are many realms, and many entities that could be called demons.</text:p>
      <text:p text:style-name="P20">Later that night Marchosias helps Mick trace the sigil. Not by regular means but tells Mick that in darkness, his power is in a realm of its own. Marchosias is able to manifest small creatures, which he tells Mick have limited intelligence, but are useful tools for gathering information. He sets about sending a plague of twisted and hideous rat like creature<text:span text:style-name="T20">s</text:span> into the shadows. <text:span text:style-name="T20">He explains that what they see, he will see, and by extension Mick will see. Mick is fascinated as the multiple images stream into his consciousness.</text:span></text:p>
      <text:h text:style-name="P7" text:outline-level="4">Chapter 1<text:span text:style-name="T20">3</text:span>: The Confrontation</text:h>
      <text:p text:style-name="P21">Mick contacts Reeves with information from the previous nights activities. He can’t just blurt out he’s possessed, and a demon told him where to start. She’d have him committed to an asylum, maybe that’s where he should be? As he still questions his own sanity since Machosias appeared.</text:p>
      <text:p text:style-name="P21">Reeves and Mick argue back and forth about the source of the information, and she’s furious that he’s still holding something back. But when the revelation points them in the direction of Weiss, the paedophile of Micks failure, she accuses him of perverting the leads to suit his own want of revenge.</text:p>
      <text:h text:style-name="P3" text:outline-level="3">PART FOUR: REVELATION</text:h>
      <text:h text:style-name="P7" text:outline-level="4">Chapter 1<text:span text:style-name="T21">4</text:span>: The Truth</text:h>
      <text:p text:style-name="P22">Forced to cooperate, Mick, <text:span text:style-name="T22">and Marchosias </text:span>share what they know. </text:p>
      <text:p text:style-name="P22"><text:soft-page-break/>Mick confesses the full story of Jamie, the child he failed to save, and how that failure drives him to protect others now. <text:span text:style-name="T22">We need to expand on the Jamie story. It needs to be a series of torments that Weiss led Mick to follow. Having previously tortured, raped and murdered other children Weiss realised Mick was on to him and lays a trail he can follow. The trail ends with a desperate choice, capture Weiss, or let the child die. Whichever choice was made the child was always going to die, but the decision torments Mick – maybe we don’t show what decision was made, just that Jamie died and Weiss ends up in prison.</text:span></text:p>
      <text:p text:style-name="P22">The demon reveals it was once a higher being who questioned authority and was cast out, now hunted by enforcers from its realm. <text:span text:style-name="T23">In his realm there are constant battles for power, squabbles that end up with one or other deposed, and a circle of betrayal. </text:span><text:span text:style-name="T22">The summoning to this realm was just a timely accident. The misguided amateurs who opened the portal wasn’t for him, it just allowed him to slip through. It could be that others follow. </text:span><text:span text:style-name="T23">Marchosias reveals that taking a life force in this realm is what sustains him, but releasing the soul and condemning it to hell is what increases his standing in hell, the more souls the more powerful you are. </text:span><text:span text:style-name="T24">Souls in hell form a source of power, the more tortured they are the more power they generate. Some demons collect souls for tribute to other higher demons. Some collect and torture souls to create new demons from the most twisted and evil </text:span><text:span text:style-name="T1">souls they harvest</text:span><text:span text:style-name="T24">.</text:span></text:p>
      <text:h text:style-name="P7" text:outline-level="4">Chapter 1<text:span text:style-name="T21">5</text:span>: The Prison Visit</text:h>
      <text:p text:style-name="P23"><text:span text:style-name="T1">Reeves and Mick</text:span> consult someone who might understand what they're facing—Edmund Weiss, the paedophile Mick apprehended in the Jamie case, now incarcerated at Belmarsh Prison. Mick is vehemently opposed until the demon senses something unusual about Weiss. </text:p>
      <text:p text:style-name="P24">Reeves questions Weiss, with Mick present.</text:p>
      <text:p text:style-name="P23">At the prison, Weiss recognises the demon immediately, revealing he too has a "<text:span text:style-name="T24">hitch-hike</text:span>r." His demon, a lower-ranking entity, divulges crucial <text:soft-page-break/>information about the hierarchies of the demon realm and confirms that Mick's demon is indeed a fugitive of significant importance. <text:span text:style-name="T24">Marchosias suggests it would be best to make Weiss and his demon disappear. If Weiss demon reports back, there could be consequences.</text:span></text:p>
      <text:p text:style-name="P24">In subtle questioning Mick probes Weiss, but there’s an unheard conversation between the demons. Heard only by Mick and Weiss, Reeves remains oblivious.</text:p>
      <text:p text:style-name="P25">Weiss knows about the tattoo, but won't divulge any information and enjoys the torment that puts Mick through. Weiss’ demon suggests it’s not a smart idea to piss off Marchosias, and that what does it matter that Mick takes a few breadcrumbs. Weiss is having none of it and refuses to help.</text:p>
      <text:p text:style-name="P24">The lights in the meeting room flicker and die. Even in the total darkness Mick can see the horrors that Marchosias manifests. Creatures of nightmares, sharp claws and fangs. They tear into Weiss and despite his demon protector, wriggle and writhe under Weiss skin. Weiss convulses in terror, and as the lights come back on Weiss’ attitude has changed. His skin runs with sweat, <text:span text:style-name="T1">but there’s no evidence of damage,</text:span> and his eyes are filled with terror. He gives Reeves and Mick the information they need.</text:p>
      <text:h text:style-name="P7" text:outline-level="4">Chapter 16: Bread Crumbs</text:h>
      <text:p text:style-name="P8">After the terrifying encounter with Marchosias's shadow creatures, Weiss provides two separate streams of information. To Reeves, he reveals concrete evidence about a trafficking network: names of establishments, shell companies, and a money trail leading to the operation's lieutenants. He mentions a storage facility in East London where documentation might be found.</text:p>
      <text:p text:style-name="P8">Meanwhile, in the unheard demonic conversation, Weiss's hitch-hiker tells Marchosias about Baalberith, a powerful bureaucrat of hell who specialises in "soul accounting" and was one of those who betrayed Marchosias during the attempted coup. The operation on Earth is run by Vassago, one of <text:soft-page-break/>Baalberith's lesser demons who oversees the human trafficking operation through various puppets and marked servants.</text:p>
      <text:p text:style-name="P8">As they leave the prison, Reeves is suspicious about Weiss's sudden cooperation but eager to follow the leads. She tells Mick she'll check out the storage facility and suggests he look into the shell companies.</text:p>
      <text:p text:style-name="P26">On the way out <text:span text:style-name="T25">Reeves asks Mick “What the hell did you do to him?”</text:span></text:p>
      <text:p text:style-name="P27">“Nothing, I never touched him. Maybe he’s just scared of the dark.”</text:p>
      <text:h text:style-name="P7" text:outline-level="4">Chapter 17: Parallel Investigations</text:h>
      <text:p text:style-name="P8">Mick begins investigating the shell companies while Marchosias explains more about the sigils and soul harvesting. Meanwhile, Reeves discovers financial records at the storage facility linking several establishments to a corporate entity called "Threshold Holdings."</text:p>
      <text:p text:style-name="P8">When Mick visits one of these establishments—a nightclub—Marchosias reveals it's a "nexus point" where the boundaries between realms are thinner. To human eyes, it appears as a normal nightclub with potential trafficking activities, but Marchosias shows Mick how to glimpse the supernatural layer: patrons with the sigil mark are slowly being drained.</text:p>
      <text:p text:style-name="P8">Mick witnesses the club owner selecting marked victims for "special treatment" in a backroom. He follows and discovers what appears to be a drug operation to human eyes, but what Marchosias identifies as ritual preparation for soul extraction.</text:p>
      <text:p text:style-name="P8">As Mick gathers evidence, Marchosias grows increasingly agitated, sensing that one of Baalberith's servants—a lesser demon named Vassago—is now aware of their presence in the city.</text:p>
      <text:h text:style-name="P7" text:outline-level="4">Chapter 18: The Threat Emerges</text:h>
      <text:p text:style-name="P8">After compiling evidence from multiple establishments, Mick meets with Reeves, who has identified several key figures in the trafficking ring. The <text:soft-page-break/>evidence suggests a sophisticated operation with private security and possible connections to organised crime.</text:p>
      <text:p text:style-name="P8">That evening, Mick receives a panicked call from Liz—she can't find Bob, and someone ransacked her apartment. She's frightened and asks to stay with Mick. When she arrives, she seems genuinely distressed. During the night, Marchosias nudges Mick awake—someone is watching the apartment. Outside, they spot men with the sigil tattoo conducting surveillance.</text:p>
      <text:p text:style-name="P8">The next morning, Mick arranges for Liz to stay with a friend while he continues the investigation. Before she can leave, the apartment is attacked by marked assailants. During the struggle, Liz is taken despite Mick's efforts to protect her.</text:p>
      <text:p text:style-name="P8">In the aftermath, Mick receives a call—a coldly precise voice identifies himself as representing "Mr. Vassago's interests" and offers a simple exchange: Mick (whom they believe is just Marchosias's vessel) for Liz. They provide an address for the exchange—an abandoned factory near the docks—and a deadline of midnight.</text:p>
      <text:h text:style-name="P7" text:outline-level="4">Chapter 19: Shadows and Revelations</text:h>
      <text:p text:style-name="P8">Desperate and running out of time, Mick prepares to face Vassago alone. Marchosias warns that Vassago, while less powerful than Baalberith, is still dangerous and commands numerous marked servants. The demon suggests they might need to fully <text:span text:style-name="T26">cooperate</text:span> to have any chance of rescuing Liz.</text:p>
      <text:p text:style-name="P8">As Mick approaches the factory, he's surprised to find Reeves following him. She confronts him, having tracked his phone after he missed their scheduled meeting. Despite his protests, she insists on helping, believing they're dealing with human traffickers holding his sister hostage.</text:p>
      <text:p text:style-name="P8">Inside the factory, they find Liz bound to a ritual apparatus. Vassago, appearing as an elegant businessman with unnaturally perfect features, mocks their arrival. To Reeves, he seems like a normal human trafficking <text:soft-page-break/>kingpin, but Mick can see his true form: a twisted, insect-like creature wearing human skin as a disguise.</text:p>
      <text:p text:style-name="P8">When they attempt to free Liz, Vassago signals his followers to attack. The lights flicker and die as Marchosias takes control of Mick's body. In the darkness, Reeves witnesses impossible things—shadow creatures manifesting, Mick moving with inhuman speed and strength, followers being consumed by darkness leaving only empty husks with black eyes.</text:p>
      <text:p text:style-name="P8">As more followers pour in, they find themselves cornered with Liz. Marchosias speaks through Mick: "This may be uncomfortable for humans." Tendrils of shadow envelop all three of them, and they're pulled into a cold, lightless dimension where shapes and silhouettes swirl around them. Moments later, they emerge in the darkened police archives—a place from Mick's memories where shadows are deep and plentiful.</text:p>
      <text:p text:style-name="P8">Reeves, disoriented and terrified, draws her weapon. "What the hell just happened? What are you?" she demands, aiming at Mick who is still partially transformed by Marchosias's influence—his eyes completely black, veins of darkness visible beneath his skin.</text:p>
      <text:p text:style-name="P8">Liz is unconscious but alive. As Mick's features return to normal, he realises there's no more hiding the truth. "Remember all those unexplained cases? The ones that never made sense?" he begins. "There's a reason for that..."</text:p>
      <text:p text:style-name="P28">That's an excellent addition that adds complexity to the family dynamics and creates another character who knows Mick's secret. Here's how we could incorporate this scene:</text:p>
      <text:h text:style-name="P29" text:outline-level="4">Chapter 20: Aftershocks</text:h>
      <text:p text:style-name="P8">While sitting with the still-unconscious Liz in the archives, Mick realizes they need to address Bob's situation immediately.</text:p>
      <text:p text:style-name="P8">"We need to find her husband," Mick tells Reeves, who's still processing everything she witnessed.</text:p>
      <text:p text:style-name="P8"><text:soft-page-break/>"Your brother-in-law? Why would they—" she begins, before understanding dawns. "They'll use him to get to her, to get to you."</text:p>
      <text:p text:style-name="P8">Marchosias speaks in Mick's mind: <text:span text:style-name="Emphasis">"The husband could be compromised. Marked. Or worse."</text:span></text:p>
      <text:p text:style-name="P8">Mick shares his concern with Reeves: "If they got to him, they might have put one of those sigils on him. Or worse, they could be controlling him somehow."</text:p>
      <text:p text:style-name="P8">Reeves stands up, holstering her weapon. "I'm coming with you."</text:p>
      <text:p text:style-name="P8">Mick shakes his head. "After what you just saw? You should be running in the opposite direction."</text:p>
      <text:p text:style-name="P8">"That's exactly why I'm coming," she says firmly. "I need to understand what we're dealing with. And you might need backup."</text:p>
      <text:p text:style-name="P8">They leave an officer to watch over Liz and track Bob to his workplace—an accounting firm downtown. It's after hours, but lights are still on in the office.</text:p>
      <text:p text:style-name="P8">"Stay behind me," Mick warns as they enter the building. "And if things go sideways... just remember what you saw isn't the worst of it."</text:p>
      <text:p text:style-name="P8">Inside, they find the space eerily empty except for Bob, who sits alone at his desk, staring blankly at his computer screen.</text:p>
      <text:p text:style-name="P8"><text:span text:style-name="Emphasis">"Something is wrong with him,"</text:span> Marchosias warns. <text:span text:style-name="Emphasis">"He's been influenced, but not marked. They've left a psychic hook in his mind."</text:span></text:p>
      <text:p text:style-name="P8">Mick whispers to Reeves, "Something's controlling him. Be careful."</text:p>
      <text:p text:style-name="P8">As they approach, Bob turns, his movements mechanical. "They said you'd come," he says flatly. "They left a message: 'This is just the beginning.'"</text:p>
      <text:p text:style-name="P8">Suddenly, Bob lunges at Mick with a letter opener. Reeves draws her weapon, but Mick signals her to hold. "Don't! It's not him!"</text:p>
      <text:p text:style-name="P8"><text:soft-page-break/>Mick easily subdues Bob, but Bob fights with unnatural strength and determination despite being clearly outmatched.</text:p>
      <text:p text:style-name="P8"><text:span text:style-name="Emphasis">"They've turned him into a puppet. I need to sever the connection,"</text:span> Marchosias says.</text:p>
      <text:p text:style-name="P8">"Will it hurt him?" Mick asks aloud.</text:p>
      <text:p text:style-name="P8"><text:span text:style-name="Emphasis">"Does it matter? He's trying to kill you."</text:span></text:p>
      <text:p text:style-name="P8">"He's Liz's husband. It matters."</text:p>
      <text:p text:style-name="P8">Reeves watches this one-sided conversation with growing concern. "Hargraves, who are you talking to?"</text:p>
      <text:p text:style-name="P8">Bob takes advantage of Mick's distraction to break free and attack again. This time, Mick allows Marchosias partial control. His eyes blacken as shadows wrap around his arms. He restrains Bob with inhuman strength.</text:p>
      <text:p text:style-name="P8">Reeves raises her gun again, then slowly lowers it, her expression a mixture of fear and fascination.</text:p>
      <text:p text:style-name="P8"><text:span text:style-name="Emphasis">"Hold him still,"</text:span> Marchosias commands. <text:span text:style-name="Emphasis">"This will be... unpleasant."</text:span></text:p>
      <text:p text:style-name="P8">"Can you help him?" Mick asks. "Without permanent damage?"</text:p>
      <text:p text:style-name="P8">There's a pause, then: <text:span text:style-name="Emphasis">"Yes. Though he won't enjoy the process."</text:span></text:p>
      <text:p text:style-name="P8">"Do it," Mick says firmly.</text:p>
      <text:p text:style-name="P8">Shadows extend from Mick's fingers, entering Bob's eyes and ears. Bob screams, his body convulsing. Reeves takes an involuntary step back but doesn't interfere.</text:p>
      <text:p text:style-name="P8">When the shadows withdraw, Bob collapses, gasping. When he regains consciousness moments later, Bob recoils in terror at the sight of Mick. "What—what are you?" he stammers.</text:p>
      <text:p text:style-name="P8">"I'm still Liz's brother," Mick says. "But I have a... friend now."</text:p>
      <text:p text:style-name="P8"><text:soft-page-break/>Marchosias partially manifests, a darker shadow within the office shadows, its presence unmistakable. Bob's face drains of color.</text:p>
      <text:p text:style-name="P8">"They took Liz," Mick explains. "I got her back. She's safe now."</text:p>
      <text:p text:style-name="P8">"Those people," Bob whispers. "They came to the house. Put something in my head. Made me watch while they took her. I couldn't do anything..." His voice breaks.</text:p>
      <text:p text:style-name="P8">Reeves steps forward, showing her badge. "Mr. Harrison, I'm Detective Reeves. Your wife is safe. We need to get you to her now."</text:p>
      <text:p text:style-name="P8">Bob's eyes dart between Reeves and Mick, then to the shadows still clinging to Mick's form. "What about... that?"</text:p>
      <text:p text:style-name="P8">"She doesn't know about this," Mick gestures to the shadows around him. "And she's not going to."</text:p>
      <text:p text:style-name="P8">Marchosias's voice emerges, audible to all of them, a sound like grinding glass: <text:span text:style-name="Emphasis">"If you speak of this to her, or to anyone, I will return for you. What you experienced was merely a taste."</text:span></text:p>
      <text:p text:style-name="P8">The shadows in the room deepen and writhe. Bob presses himself against the wall, genuine terror in his eyes.</text:p>
      <text:p text:style-name="P8">"You always were a complete bastard, Hargraves," Bob says, voice shaking. "Now I know why."</text:p>
      <text:p text:style-name="P8">"We understand each other then," Mick says.</text:p>
      <text:p text:style-name="P8">As they prepare to leave, Reeves pulls Mick aside. "You could have let him hurt himself—or me. But you didn't. You helped him."</text:p>
      <text:p text:style-name="P8">"It wasn't just me," Mick admits.</text:p>
      <text:p text:style-name="P8">"I know," Reeves says, glancing at the shadows that still seem to cling more closely to Mick than natural light would explain. "That's what I'm trying to understand."</text:p>
      <text:p text:style-name="P8"><text:soft-page-break/>As Bob walks ahead with a uniformed officer Reeves called for backup, she continues in a lower voice. "Whatever this is—whatever you've become—you're still trying to help people. Even people you don't like."</text:p>
      <text:p text:style-name="P8">Mick says nothing, uncomfortable with her scrutiny.</text:p>
      <text:p text:style-name="P8">Once they're alone, following behind at a distance, Marchosias's voice returns, softer now.</text:p>
      <text:p text:style-name="P8"><text:span text:style-name="Emphasis">"You... you called me a friend."</text:span></text:p>
      <text:p text:style-name="P8">"Don't go getting all fuzzy on me."</text:p>
      <text:p text:style-name="P8"><text:span text:style-name="Emphasis">"Fuzzy? I am a marquis of hell, commander of thirty legions. I do not get... fuzzy,"</text:span> Marchosias retorts, but there's a hint of amusement in his voice.</text:p>
      <text:p text:style-name="P8">"You just seemed surprised, that's all."</text:p>
      <text:p text:style-name="P8"><text:span text:style-name="Emphasis">"In all my millennia of existence, no host has ever considered me anything but a parasite or master. Friend is... unexpected."</text:span></text:p>
      <text:p text:style-name="P8">Reeves observes Mick's one-sided conversation with newfound understanding rather than suspicion. "You two actually get along, don't you?" she asks, incredulous.</text:p>
      <text:p text:style-name="P8">Mick shrugs. "We have our moments."</text:p>
      <text:p text:style-name="P8">"The world is a lot stranger than I thought," Reeves says, shaking her head.</text:p>
      <text:p text:style-name="P8">"You have no idea," Mick replies.</text:p>
      <text:p text:style-name="P8">This revised scene allows Reeves to witness not just Marchosias's power, but also the complex dynamic between Mick and the demon—showing that their partnership can be used for protection as well as destruction. It creates a moment for Reeves to recognize that despite the supernatural horror element, there's something almost human in the relationship between Mick and Marchosias, which helps explain why she might continue working with them rather than reporting everything to her superiors.</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Sans NF" svg:font-family="'NotoSans N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line-height="150%"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2.3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List_20_Contents" style:display-name="List Contents" style:family="paragraph" style:parent-style-name="Standard" style:class="html">
      <style:paragraph-properties fo:margin-left="1cm"/>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Sans NF" style:font-family-complex="'NotoSans NF'"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Sans NF" style:font-family-complex="'NotoSans NF'"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1">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5"/><text:page-number text:select-page="current">16</text:page-number><text:bookmark-end text:name="PageNumWizard_FOOTER_Default Page Style125"/></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4T19:29:57.182611783</meta:creation-date>
    <meta:editing-duration>PT9M39S</meta:editing-duration>
    <meta:editing-cycles>4</meta:editing-cycles>
    <meta:generator>LibreOffice/25.2.2.2$Linux_X86_64 LibreOffice_project/520$Build-2</meta:generator>
    <dc:title>A5 Book</dc:title>
    <meta:initial-creator>Paul Bargewell</meta:initial-creator>
    <dc:date>2025-04-15T12:42:40.495306846</dc:date>
    <dc:creator>Paul Bargewell</dc:creator>
    <meta:document-statistic meta:table-count="0" meta:image-count="0" meta:object-count="0" meta:page-count="19" meta:paragraph-count="185" meta:word-count="5227" meta:character-count="31684" meta:non-whitespace-character-count="26661"/>
    <meta:template xlink:type="simple" xlink:actuate="onRequest" xlink:title="A5 Book" xlink:href="../../../Templates/A5%20Book.ott" meta:date="2025-04-14T19:29:56.762596734"/>
  </office:meta>
</office:document-meta>
</file>